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1.25cm" fo:min-width="1.6cm" fo:padding-top="0.175cm" fo:padding-bottom="0.175cm" fo:padding-left="0.3cm" fo:padding-right="0.3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3.35cm" fo:min-width="1.1cm" loext:decorative="false"/>
    </style:style>
    <style:style style:name="gr4" style:family="graphic" style:parent-style-name="objectwithoutfill">
      <style:graphic-properties svg:stroke-width="0.05cm" draw:marker-start-width="0.28cm" draw:marker-end-width="0.28cm" draw:fill="none" draw:textarea-vertical-align="middle" fo:padding-top="0.1cm" fo:padding-bottom="0.1cm" fo:padding-left="0.225cm" fo:padding-right="0.22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6" style:family="graphic" style:parent-style-name="objectwithoutfill">
      <style:graphic-properties svg:stroke-width="0.03cm" svg:stroke-color="#2a6099" draw:marker-start-width="0.25cm" draw:marker-end="Extrémités_20_de_20_flèche_20_2" draw:marker-end-width="0.2cm" draw:fill="none" draw:textarea-vertical-align="middle" fo:padding-top="0.09cm" fo:padding-bottom="0.09cm" fo:padding-left="0.215cm" fo:padding-right="0.21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124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2.325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4cm" fo:min-width="8.85cm" loext:decorative="false"/>
    </style:style>
    <style:style style:name="gr13" style:family="graphic" style:parent-style-name="objectwithoutfill">
      <style:graphic-properties svg:stroke-width="0.05cm" draw:marker-start-width="0.28cm" draw:marker-end="Extrémités_20_de_20_flèche_20_3" draw:marker-end-width="0.23cm" draw:fill="none" draw:textarea-vertical-align="middle" fo:padding-top="0.1cm" fo:padding-bottom="0.1cm" fo:padding-left="0.225cm" fo:padding-right="0.225cm" loext:decorative="false"/>
      <style:paragraph-properties style:writing-mode="lr-tb"/>
    </style:style>
    <style:style style:name="gr14" style:family="graphic" style:parent-style-name="objectwithoutfill">
      <style:graphic-properties svg:stroke-width="0.05cm" draw:marker-start="Extrémités_20_de_20_flèche_20_4" draw:marker-start-width="0.28cm" draw:marker-end="" draw:marker-end-width="0.23cm" draw:fill="none" draw:textarea-vertical-align="middle" fo:padding-top="0.1cm" fo:padding-bottom="0.1cm" fo:padding-left="0.225cm" fo:padding-right="0.225cm" loext:decorative="false"/>
      <style:paragraph-properties style:writing-mode="lr-tb"/>
    </style:style>
    <style:style style:name="gr15" style:family="graphic" style:parent-style-name="objectwithoutfill">
      <style:graphic-properties svg:stroke-width="0.05cm" draw:marker-start-width="0.28cm" draw:marker-end="Extrémités_20_de_20_flèche_20_5" draw:marker-end-width="0.23cm" draw:fill="none" draw:textarea-vertical-align="middle" fo:padding-top="0.1cm" fo:padding-bottom="0.1cm" fo:padding-left="0.225cm" fo:padding-right="0.225cm" loext:decorative="false"/>
    </style:style>
    <style:style style:name="gr16" style:family="graphic" style:parent-style-name="objectwithoutfill">
      <style:graphic-properties svg:stroke-width="0.05cm" draw:marker-start="Extrémités_20_de_20_flèche_20_6" draw:marker-start-width="0.28cm" draw:marker-end="" draw:marker-end-width="0.23cm" draw:fill="none" draw:textarea-vertical-align="middle" fo:padding-top="0.1cm" fo:padding-bottom="0.1cm" fo:padding-left="0.225cm" fo:padding-right="0.225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22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2.4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5cm" fo:min-width="2.4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cm" fo:min-width="2.4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275cm" fo:min-width="2.4cm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text-properties fo:color="#2a6099" loext:opacity="100%" fo:font-size="11pt" style:font-size-asian="11pt" style:font-size-complex="11pt"/>
    </style:style>
    <style:style style:name="P6" style:family="paragraph">
      <loext:graphic-properties draw:fill="none" draw:fill-color="#ffffff"/>
      <style:text-properties fo:color="#2a6099" loext:opacity="100%" fo:font-size="11pt" style:font-size-asian="11pt" style:font-size-complex="11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2a6099" loext:opacity="100%"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2cm" svg:height="1.6cm" svg:x="10.4cm" svg:y="7.4cm">
          <text:p text:style-name="P1">+1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6cm" svg:y1="8.2cm" svg:x2="14cm" svg:y2="8.2cm">
          <text:p/>
        </draw:line>
        <draw:custom-shape draw:style-name="gr3" draw:text-style-name="P1" draw:layer="layout" svg:width="1.6cm" svg:height="3.6cm" svg:x="14cm" svg:y="6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8cm" svg:y1="10.1cm" svg:x2="14.8cm" svg:y2="11.1cm">
          <text:p/>
        </draw:line>
        <draw:line draw:style-name="gr2" draw:text-style-name="P2" draw:layer="layout" svg:x1="15.6cm" svg:y1="8.2cm" svg:x2="17cm" svg:y2="8.2cm">
          <text:p/>
        </draw:line>
        <draw:line draw:style-name="gr2" draw:text-style-name="P2" draw:layer="layout" svg:x1="17cm" svg:y1="5.4cm" svg:x2="17cm" svg:y2="8.2cm">
          <text:p/>
        </draw:line>
        <draw:line draw:style-name="gr2" draw:text-style-name="P2" draw:layer="layout" svg:x1="17cm" svg:y1="5.425cm" svg:x2="9.675cm" svg:y2="5.425cm">
          <text:p/>
        </draw:line>
        <draw:line draw:style-name="gr2" draw:text-style-name="P2" draw:layer="layout" svg:x1="9.7cm" svg:y1="5.425cm" svg:x2="9.7cm" svg:y2="8.2cm">
          <text:p/>
        </draw:line>
        <draw:line draw:style-name="gr2" draw:text-style-name="P2" draw:layer="layout" svg:x1="9.675cm" svg:y1="8.175cm" svg:x2="10.375cm" svg:y2="8.175cm">
          <text:p/>
        </draw:line>
        <draw:line draw:style-name="gr4" draw:text-style-name="P2" draw:layer="layout" svg:x1="10.075cm" svg:y1="6.675cm" svg:x2="9.325cm" svg:y2="7.25cm">
          <text:p/>
        </draw:line>
        <draw:line draw:style-name="gr4" draw:text-style-name="P2" draw:layer="layout" svg:x1="13.425cm" svg:y1="7.8cm" svg:x2="13cm" svg:y2="8.55cm">
          <text:p/>
        </draw:line>
        <draw:frame draw:style-name="gr5" draw:text-style-name="P4" draw:layer="layout" svg:width="0.8cm" svg:height="0.806cm" svg:x="8.6cm" svg:y="6.725cm">
          <draw:text-box>
            <text:p text:style-name="P3"><text:span text:style-name="T1">8</text:span></text:p>
          </draw:text-box>
        </draw:frame>
        <draw:frame draw:style-name="gr5" draw:text-style-name="P4" draw:layer="layout" svg:width="0.8cm" svg:height="0.806cm" svg:x="12.775cm" svg:y="7.2cm">
          <draw:text-box>
            <text:p text:style-name="P3"><text:span text:style-name="T1">8</text:span></text:p>
          </draw:text-box>
        </draw:frame>
        <draw:line draw:style-name="gr6" draw:text-style-name="P2" draw:layer="layout" svg:x1="11.475cm" svg:y1="9.8cm" svg:x2="11.6cm" svg:y2="9.075cm">
          <text:p/>
        </draw:line>
        <draw:frame draw:style-name="gr7" draw:text-style-name="P6" draw:layer="layout" svg:width="4.325cm" svg:height="1.115cm" svg:x="9.5cm" svg:y="9.775cm">
          <draw:text-box>
            <text:p text:style-name="P5"><text:span text:style-name="T2">circuit </text:span><text:span text:style-name="T2">booléen </text:span><text:span text:style-name="T2">faisant +1 </text:span><text:span text:style-name="T2">sur 8 bits</text:span></text:p>
          </draw:text-box>
        </draw:frame>
        <draw:line draw:style-name="gr6" draw:text-style-name="P2" draw:layer="layout" svg:x1="15.525cm" svg:y1="10.8cm" svg:x2="14.9cm" svg:y2="10.65cm">
          <text:p/>
        </draw:line>
        <draw:frame draw:style-name="gr8" draw:text-style-name="P6" draw:layer="layout" svg:width="2.525cm" svg:height="0.683cm" svg:x="15.375cm" svg:y="10.425cm">
          <draw:text-box>
            <text:p text:style-name="P5"><text:span text:style-name="T2">fil d’horloge</text:span></text:p>
          </draw:text-box>
        </draw:frame>
        <draw:custom-shape draw:style-name="gr9" draw:text-style-name="P1" draw:layer="layout" svg:width="0.775cm" svg:height="0.425cm" svg:x="14.425cm" svg:y="9.6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16.23cm" svg:y1="9.4cm" svg:x2="15.7cm" svg:y2="9.4cm">
          <text:p/>
        </draw:line>
        <draw:frame draw:style-name="gr10" draw:text-style-name="P6" draw:layer="layout" svg:width="3cm" svg:height="0.683cm" svg:x="16.08cm" svg:y="9.059cm">
          <draw:text-box>
            <text:p text:style-name="P5"><text:span text:style-name="T2">registre 8 </text:span><text:span text:style-name="T2">bits</text:span></text:p>
          </draw:text-box>
        </draw:frame>
        <draw:line draw:style-name="gr6" draw:text-style-name="P2" draw:layer="layout" svg:x1="17.58cm" svg:y1="6.566cm" svg:x2="17.05cm" svg:y2="6.566cm">
          <text:p/>
        </draw:line>
        <draw:frame draw:style-name="gr10" draw:text-style-name="P6" draw:layer="layout" svg:width="3cm" svg:height="0.683cm" svg:x="17.43cm" svg:y="6.225cm">
          <draw:text-box>
            <text:p text:style-name="P5"><text:span text:style-name="T2">8 fils</text:span></text:p>
          </draw:text-box>
        </draw:frame>
      </draw:page>
      <draw:page draw:name="page2" draw:style-name="dp1" draw:master-page-name="Standard">
        <draw:custom-shape draw:style-name="gr11" draw:text-style-name="P1" draw:layer="layout" svg:width="2.825cm" svg:height="1.8cm" svg:x="9.65cm" svg:y="8.525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25cm" svg:height="1.8cm" svg:x="15.35cm" svg:y="8.525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9.35cm" svg:height="2.65cm" svg:x="9.2cm" svg:y="8.1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2.625cm" svg:y1="9.1cm" svg:x2="15.225cm" svg:y2="9.1cm">
          <text:p text:style-name="P1"><text:span text:style-name="T3">adresse</text:span></text:p>
          <text:p text:style-name="P1"><text:span text:style-name="T3"/></text:p>
        </draw:line>
        <draw:line draw:style-name="gr14" draw:text-style-name="P7" draw:layer="layout" svg:x1="12.613cm" svg:y1="9.6cm" svg:x2="15.213cm" svg:y2="9.6cm">
          <text:p text:style-name="P1"><text:span text:style-name="T3"/></text:p>
          <text:p text:style-name="P1"><text:span text:style-name="T3">données</text:span></text:p>
        </draw:line>
        <draw:line draw:style-name="gr15" draw:text-style-name="P2" draw:layer="layout" svg:x1="16.275cm" svg:y1="10.8cm" svg:x2="16.275cm" svg:y2="12.3cm">
          <text:p/>
        </draw:line>
        <draw:line draw:style-name="gr16" draw:text-style-name="P2" draw:layer="layout" svg:x1="11.375cm" svg:y1="10.788cm" svg:x2="11.375cm" svg:y2="12.288cm">
          <text:p/>
        </draw:line>
        <draw:frame draw:style-name="gr17" draw:text-style-name="P9" draw:layer="layout" svg:width="2.35cm" svg:height="0.725cm" svg:x="10.5cm" svg:y="12.2cm">
          <draw:text-box>
            <text:p text:style-name="P8"><text:span text:style-name="T3">entrée</text:span></text:p>
          </draw:text-box>
        </draw:frame>
        <draw:frame draw:style-name="gr17" draw:text-style-name="P9" draw:layer="layout" svg:width="2.35cm" svg:height="0.725cm" svg:x="15.5cm" svg:y="12.201cm">
          <draw:text-box>
            <text:p text:style-name="P8"><text:span text:style-name="T3">sortie</text:span></text:p>
          </draw:text-box>
        </draw:frame>
      </draw:page>
      <draw:page draw:name="page3" draw:style-name="dp1" draw:master-page-name="Standard">
        <draw:custom-shape draw:style-name="gr18" draw:text-style-name="P10" draw:layer="layout" svg:width="2.9cm" svg:height="1.6cm" svg:x="7.6cm" svg:y="2.9cm">
          <text:p text:style-name="P1"><text:span text:style-name="T1">pile d’appel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9cm" svg:height="5.25cm" svg:x="7.6cm" svg:y="4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9cm" svg:height="1.35cm" draw:transform="rotate (-3.14159265358979) translate (10.5cm 11.075cm)">
          <text:p text:style-name="P10">tas</text:p>
          <draw:enhanced-geometry svg:viewBox="0 0 21600 21600" draw:mirror-vertical="true" draw:type="rectangle" draw:enhanced-path="M 0 0 L 21600 0 21600 21600 0 21600 0 0 Z N"/>
        </draw:custom-shape>
        <draw:custom-shape draw:style-name="gr21" draw:text-style-name="P10" draw:layer="layout" svg:width="2.9cm" svg:height="1.525cm" draw:transform="rotate (-3.14159265358979) translate (10.5cm 12.625cm)">
          <text:p text:style-name="P10"/>
          <draw:enhanced-geometry svg:viewBox="0 0 21600 21600" draw:mirror-vertical="false" draw:type="rectangle" draw:enhanced-path="M 0 0 L 21600 0 21600 21600 0 21600 0 0 Z N"/>
        </draw:custom-shape>
        <draw:line draw:style-name="gr22" draw:text-style-name="P2" draw:layer="layout" svg:x1="9.05cm" svg:y1="4.6cm" svg:x2="9.05cm" svg:y2="5.7cm">
          <text:p/>
        </draw:line>
        <draw:line draw:style-name="gr23" draw:text-style-name="P2" draw:layer="layout" svg:x1="9.05cm" svg:y1="9.55cm" svg:x2="9.05cm" svg:y2="8.5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000000" draw:marker-start-width="0.35cm" draw:marker-start-center="false" draw:marker-end-width="0.35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09:23:07.915879715</meta:creation-date>
    <meta:generator>LibreOffice/24.2.6.2$Linux_X86_64 LibreOffice_project/420$Build-2</meta:generator>
    <dc:date>2024-12-07T10:41:56.438996055</dc:date>
    <meta:editing-duration>PT49M50S</meta:editing-duration>
    <meta:editing-cycles>2</meta:editing-cycles>
    <meta:document-statistic meta:object-count="37"/>
  </office:meta>
</office:document-meta>
</file>